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loext:fill-use-slide-background="false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73cm" svg:height="2.006cm" draw:transform="skewX (0.000872664625997169) rotate (-1.55194677087336) translate (4.1351963135457cm 8.1569354355326cm)" svg:viewBox="0 0 974 2007" svg:d="M974 1907c-84-405-174-1311-162-1582-5-137-812-442-811-278-15 435 109 1490 185 1826 44 185 798 160 788 34z">
          <text:p/>
        </draw:path>
        <draw:path draw:style-name="gr1" draw:text-style-name="P1" draw:layer="layout" svg:width="0.973cm" svg:height="2.006cm" draw:transform="skewX (0.000872664625997166) rotate (-1.55194677087336) translate (7.83219631354569cm 7.7099354355326cm)" svg:viewBox="0 0 974 2007" svg:d="M974 1907c-84-405-174-1311-162-1582-5-137-812-442-811-278-15 435 109 1490 185 1826 44 185 798 160 788 34z">
          <text:p/>
        </draw:path>
        <draw:path draw:style-name="gr2" draw:text-style-name="P1" draw:layer="layout" svg:width="6.004cm" svg:height="6.458cm" svg:x="1.999cm" svg:y="2.137cm" svg:viewBox="0 0 6005 6459" svg:d="M5361 2757c-102-1149-1203-2214-2490-1997s-2219 878-2249 2153 440 1606 1131 1822 606 973 545 1504c-27 232-735 336-698 30s315-655-280-806-1414-748-1311-2410 1359-2853 2995-3034c1635-180 2930 925 2997 2498s-731 2162-1311 2462-358 431-288 898-650 615-695 379c-197-959 241-1594 782-1894s974-456 872-1605z">
          <text:p/>
        </draw:path>
        <draw:path draw:style-name="gr1" draw:text-style-name="P1" draw:layer="layout" svg:width="0.902cm" svg:height="0.661cm" draw:transform="skewX (0.001221730476396) rotate (-2.1556561591382) translate (2.83479065192769cm 8.50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205) rotate (-2.15652882376419) translate (4.4278895804584cm 8.314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6) rotate (-2.1556561591382) translate (6.53179065192769cm 8.057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198) rotate (-2.15652882376419) translate (8.1248895804584cm 7.8674226950942cm)" svg:viewBox="0 0 903 661" svg:d="M528 644c136-64 328-219 366-367 34-139-27-185-184-243-156-57-352-32-459-3-277 72-309 187-173 369s314 309 450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5:07:00.675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7"/>
  </office:meta>
</office:document-meta>
</file>